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 table:border-model="collapsing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5.7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148b1" style:font-name-asian="Liberation Serif1" style:font-size-asian="12pt" style:font-weight-asian="normal" style:font-name-complex="Liberation Serif1" style:font-size-complex="12pt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officeooo:paragraph-rsid="001148b1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148b1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60da1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paragraph-rsid="001148b1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148b1" style:font-name-asian="Liberation Serif1" style:font-name-complex="Liberation Serif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6pt" fo:font-weight="bold" officeooo:paragraph-rsid="001148b1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6pt" fo:font-weight="bold" officeooo:paragraph-rsid="001148b1" style:font-name-asian="Liberation Serif1" style:font-size-asian="16pt" style:font-weight-asian="bold" style:font-name-complex="Liberation Serif1" style:font-size-complex="16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1148b1" style:font-name-asian="Liberation Serif1" style:font-size-asian="16pt" style:font-weight-asian="bold" style:font-name-complex="Liberation Serif1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08" officeooo:paragraph-rsid="001060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08" officeooo:paragraph-rsid="00160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08" officeooo:paragraph-rsid="0017ad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da1" officeooo:paragraph-rsid="00160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d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d58" officeooo:paragraph-rsid="0017ad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paragraph-rsid="001148b1" style:font-name-asian="Liberation Serif1" style:font-size-asian="14pt" style:font-weight-asian="normal" style:font-name-complex="Liberation Serif1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60da1" style:font-name-asian="Liberation Serif1" style:font-name-complex="Liberation Serif1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1c95eb" officeooo:paragraph-rsid="001c95eb" style:font-name-asian="Liberation Serif1" style:font-name-complex="Liberation Serif1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1pt" fo:font-weight="bold" style:font-name-asian="Liberation Serif1" style:font-size-asian="21pt" style:font-weight-asian="bold" style:font-name-complex="Liberation Serif1" style:font-size-complex="21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60da1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name-asian="Liberation Serif1" style:font-weight-asian="bold" style:font-name-complex="Liberation Serif1" style:font-weight-complex="bold"/>
    </style:style>
    <style:style style:name="T7" style:family="text">
      <style:text-properties fo:font-weight="bold" officeooo:rsid="00151c47" style:font-name-asian="Liberation Serif1" style:font-weight-asian="bold" style:font-name-complex="Liberation Serif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10" style:family="text">
      <style:text-properties fo:font-weight="normal" officeooo:rsid="00151c47" style:font-name-asian="Liberation Serif1" style:font-weight-asian="normal" style:font-name-complex="Liberation Serif1" style:font-weight-complex="normal"/>
    </style:style>
    <style:style style:name="T11" style:family="text">
      <style:text-properties fo:font-weight="normal" officeooo:rsid="001131f8" style:font-name-asian="Liberation Serif1" style:font-weight-asian="normal" style:font-name-complex="Liberation Serif1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bold" style:font-name-asian="Liberation Serif1" style:font-weight-asian="bold" style:font-name-complex="Liberation Serif1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c95eb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18" style:family="text">
      <style:text-properties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fo:font-size="12pt" fo:font-weight="normal" officeooo:rsid="001131f8" style:font-name-asian="Liberation Serif1" style:font-size-asian="10.5pt" style:font-weight-asian="normal" style:font-name-complex="Liberation Serif1" style:font-size-complex="12pt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officeooo:rsid="0012a9e8"/>
    </style:style>
    <style:style style:name="T23" style:family="text">
      <style:text-properties style:font-name-asian="Liberation Serif1" style:font-name-complex="Liberation Serif1"/>
    </style:style>
    <style:style style:name="T24" style:family="text">
      <style:text-properties officeooo:rsid="00160da1"/>
    </style:style>
    <style:style style:name="T25" style:family="text">
      <style:text-properties officeooo:rsid="0017ad58"/>
    </style:style>
    <style:style style:name="gr1" style:family="graphic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28"/></text:span><text:span text:style-name="T2">PUNAM <text:s/>CHAUDHARI <text:s text:c="3"/></text:span><text:span text:style-name="T5"><text:s text:c="8"/></text:span><text:s text:c="22"/></text:p>
      <text:p text:style-name="P3"><text:span text:style-name="T6"><text:s text:c="42"/></text:span><text:span text:style-name="T9"><text:s text:c="9"/></text:span><text:span text:style-name="T12">At.Post Kachewani, Tah. Tirora, </text:span></text:p>
      <text:p text:style-name="P3"><text:span text:style-name="T6"><text:s text:c="54"/></text:span><text:span text:style-name="T12">Dist. Gondia, <text:s/>Maharashtra <text:s text:c="4"/></text:span><text:span text:style-name="T8"><text:s text:c="230"/></text:span><text:s text:c="25"/><text:span text:style-name="T8"><text:s text:c="2"/></text:span></text:p>
      <text:p text:style-name="P3"><text:span text:style-name="Internet_20_link"><text:span text:style-name="T13"><text:s text:c="50"/></text:span></text:span><text:a xlink:type="simple" xlink:href="mailto:punamchaudhari22@navgurukul.org" text:style-name="Internet_20_link" text:visited-style-name="Visited_20_Internet_20_Link"><text:span text:style-name="Internet_20_link"><text:span text:style-name="T14">punamchaudhari</text:span></text:span></text:a><text:span text:style-name="Internet_20_link"><text:span text:style-name="T15">128@gmail.com</text:span></text:span></text:p>
      <text:p text:style-name="P3"><text:span text:style-name="T6"><text:s text:c="61"/></text:span><text:span text:style-name="T7">+</text:span><text:span text:style-name="T10">91</text:span><text:span text:style-name="T7"> - </text:span><text:span text:style-name="T12">9579961305 <text:s text:c="15"/></text:span><text:span text:style-name="T8"><text:s text:c="39"/></text:span></text:p>
      <text:p text:style-name="P5"><draw:line text:anchor-type="char" draw:z-index="0" draw:name="Line 2" draw:style-name="gr1" draw:text-style-name="P21" svg:x1="-1.078cm" svg:y1="0.298cm" svg:x2="18.025cm" svg:y2="0.298cm"><text:p/></draw:line></text:p>
      <text:p text:style-name="P3"><text:span text:style-name="T4"><text:s text:c="36"/></text:span><text:span text:style-name="T2">CAREER OBJECTIVE</text:span><text:span text:style-name="T5"> <text:s/></text:span><text:span text:style-name="T16"><text:s/></text:span></text:p>
      <text:p text:style-name="P3"><text:span text:style-name="T16"><text:s/></text:span><text:s text:c="15"/>To achieve the career in the progressive work where I can devote creative and professional ability to satisfy my urge for excellence and grow with honesty and loyalty for Organization.</text:p>
      <text:p text:style-name="P6"><draw:line text:anchor-type="char" draw:z-index="3" draw:name="Line 1" draw:style-name="gr1" draw:text-style-name="P20" svg:x1="-1.29cm" svg:y1="0.247cm" svg:x2="18.09cm" svg:y2="0.247cm"><text:p/></draw:line><text:s text:c="106"/></text:p>
      <text:p text:style-name="P4"><text:span text:style-name="T2"><text:s text:c="45"/></text:span><text:span text:style-name="T3">EDUCATION</text:span><text:span text:style-name="T23"> <text:s text:c="2"/>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DEGREE/GRADE</text:p>
          </table:table-cell>
          <table:table-cell table:style-name="Table1.A1" office:value-type="string">
            <text:p text:style-name="P14">INSTITUTION</text:p>
          </table:table-cell>
          <table:table-cell table:style-name="Table1.C1" office:value-type="string">
            <text:p text:style-name="P14">SCORE</text:p>
          </table:table-cell>
        </table:table-row>
        <table:table-row>
          <table:table-cell table:style-name="Table1.A2" office:value-type="string">
            <text:p text:style-name="P14">Software Development<text:line-break/>(Diploma) Course</text:p>
          </table:table-cell>
          <table:table-cell table:style-name="Table1.A2" office:value-type="string">
            <text:p text:style-name="P14">NavGurukul Organization - Amravati</text:p>
          </table:table-cell>
          <table:table-cell table:style-name="Table1.C2" office:value-type="string">
            <text:p text:style-name="P15">-Ongoing</text:p>
          </table:table-cell>
        </table:table-row>
        <table:table-row>
          <table:table-cell table:style-name="Table1.A2" office:value-type="string">
            <text:p text:style-name="P16">Bachelor of Arts</text:p>
          </table:table-cell>
          <table:table-cell table:style-name="Table1.A2" office:value-type="string">
            <text:p text:style-name="P16">C.J. Patel College -Tirora</text:p>
          </table:table-cell>
          <table:table-cell table:style-name="Table1.C2" office:value-type="string">
            <text:p text:style-name="P13">-<text:span text:style-name="T25">Ongoing</text:span></text:p>
          </table:table-cell>
        </table:table-row>
        <table:table-row table:style-name="Table1.4">
          <table:table-cell table:style-name="Table1.A2" office:value-type="string">
            <text:p text:style-name="P14">ITI (COPA-Computer Operator and Programming <text:s/>Assistant)</text:p>
          </table:table-cell>
          <table:table-cell table:style-name="Table1.A2" office:value-type="string">
            <text:p text:style-name="P14">ITI -Tirora</text:p>
          </table:table-cell>
          <table:table-cell table:style-name="Table1.C2" office:value-type="string">
            <text:p text:style-name="P12">85.33%[2022]</text:p>
          </table:table-cell>
        </table:table-row>
        <table:table-row>
          <table:table-cell table:style-name="Table1.A2" office:value-type="string">
            <text:p text:style-name="P11">HSC (Science)</text:p>
          </table:table-cell>
          <table:table-cell table:style-name="Table1.A2" office:value-type="string">
            <text:p text:style-name="P12">Ganesh Highschool <text:s/>- Gumadhawada</text:p>
          </table:table-cell>
          <table:table-cell table:style-name="Table1.C2" office:value-type="string">
            <text:p text:style-name="P12">80.33%[2021]</text:p>
          </table:table-cell>
        </table:table-row>
        <table:table-row>
          <table:table-cell table:style-name="Table1.A2" office:value-type="string">
            <text:p text:style-name="P11"><text:span text:style-name="T24">S</text:span>SC (Science)</text:p>
          </table:table-cell>
          <table:table-cell table:style-name="Table1.A2" office:value-type="string">
            <text:p text:style-name="P10">Manavata Highschool -Berdipar</text:p>
          </table:table-cell>
          <table:table-cell table:style-name="Table1.C2" office:value-type="string">
            <text:p text:style-name="P12">86.40%[2019]</text:p>
          </table:table-cell>
        </table:table-row>
      </table:table>
      <text:p text:style-name="P18"><text:s text:c="28"/></text:p>
      <text:p text:style-name="P18"/>
      <text:p text:style-name="P19"><text:span text:style-name="T2"><text:s text:c="43"/>EXPERIENCE <text:s/></text:span></text:p>
      <text:p text:style-name="P19"><text:span text:style-name="T2"><text:s text:c="51"/></text:span><text:span text:style-name="T20">F</text:span>resher</text:p>
      <text:p text:style-name="P19"/>
      <text:p text:style-name="P7"><draw:line text:anchor-type="char" draw:z-index="1" draw:name="Vertical line 1" draw:style-name="gr1" draw:text-style-name="P21" svg:x1="8.077cm" svg:y1="0.143cm" svg:x2="8.077cm" svg:y2="3.763cm"><text:p/></draw:line><text:s text:c="14"/>SOFT SKILLS <text:s text:c="32"/>HOBBIES</text:p>
      <text:p text:style-name="P8"><text:s text:c="4"/></text:p>
      <text:p text:style-name="P1"><text:s text:c="19"/>Hardwork <text:s text:c="64"/>Gardening</text:p>
      <text:p text:style-name="P1"><text:s text:c="19"/>Teamwork <text:s text:c="63"/>Listening Music</text:p>
      <text:p text:style-name="P2"><text:span text:style-name="T9"><text:s text:c="19"/></text:span><text:span text:style-name="T11">Time Management</text:span><text:span text:style-name="T9"> <text:s text:c="50"/>Creating Somthing </text:span></text:p>
      <text:p text:style-name="P3"><text:span text:style-name="T17"><text:s text:c="17"/></text:span><text:span text:style-name="T19">Leadership</text:span><text:span text:style-name="T17"> <text:s text:c="58"/></text:span><text:span text:style-name="T18">New</text:span></text:p>
      <text:p text:style-name="P3"><text:s text:c="19"/><text:span text:style-name="T22">Self-Motivated</text:span></text:p>
      <text:p text:style-name="P17"><draw:line text:anchor-type="char" draw:z-index="2" draw:name="Line 3" draw:style-name="gr1" draw:text-style-name="P21" svg:x1="-0.681cm" svg:y1="0.383cm" svg:x2="16.543cm" svg:y2="0.383cm"><text:p/></draw:line><text:s text:c="45"/></text:p>
      <text:p text:style-name="P9"><text:s text:c="40"/>DECLARATION</text:p>
      <text:p text:style-name="P1">I hereby declare that all the Info. Furnished above is true to the best my Beli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36:04.125641980</meta:creation-date>
    <dc:date>2024-02-13T21:07:24.607320333</dc:date>
    <meta:editing-duration>PT9M4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40" meta:word-count="122" meta:character-count="2295" meta:non-whitespace-character-count="812"/>
  </office:meta>
</office:document-meta>
</file>